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3pt"/>
    </style:style>
    <style:style style:name="co2" style:family="table-column">
      <style:table-column-properties fo:break-before="auto" style:column-width="70.55pt"/>
    </style:style>
    <style:style style:name="co3" style:family="table-column">
      <style:table-column-properties fo:break-before="auto" style:column-width="507.49pt"/>
    </style:style>
    <style:style style:name="co4" style:family="table-column">
      <style:table-column-properties fo:break-before="auto" style:column-width="49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6.7pt"/>
    </style:style>
    <style:style style:name="co7" style:family="table-column">
      <style:table-column-properties fo:break-before="auto" style:column-width="116.5pt"/>
    </style:style>
    <style:style style:name="co8" style:family="table-column">
      <style:table-column-properties fo:break-before="auto" style:column-width="57.4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298.91pt"/>
    </style:style>
    <style:style style:name="co11" style:family="table-column">
      <style:table-column-properties fo:break-before="auto" style:column-width="149.84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84.05pt"/>
    </style:style>
    <style:style style:name="co14" style:family="table-column">
      <style:table-column-properties fo:break-before="auto" style:column-width="87.9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40.4pt"/>
    </style:style>
    <style:style style:name="co17" style:family="table-column">
      <style:table-column-properties fo:break-before="auto" style:column-width="279.16pt"/>
    </style:style>
    <style:style style:name="co18" style:family="table-column">
      <style:table-column-properties fo:break-before="auto" style:column-width="106.7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3.99pt"/>
    </style:style>
    <style:style style:name="co24" style:family="table-column">
      <style:table-column-properties fo:break-before="auto" style:column-width="109.84pt"/>
    </style:style>
    <style:style style:name="co25" style:family="table-column">
      <style:table-column-properties fo:break-before="auto" style:column-width="63.61pt"/>
    </style:style>
    <style:style style:name="co26" style:family="table-column">
      <style:table-column-properties fo:break-before="auto" style:column-width="71.74pt"/>
    </style:style>
    <style:style style:name="co27" style:family="table-column">
      <style:table-column-properties fo:break-before="auto" style:column-width="14.4pt"/>
    </style:style>
    <style:style style:name="co28" style:family="table-column">
      <style:table-column-properties fo:break-before="auto" style:column-width="18pt"/>
    </style:style>
    <style:style style:name="co29" style:family="table-column">
      <style:table-column-properties fo:break-before="auto" style:column-width="54.2pt"/>
    </style:style>
    <style:style style:name="co30" style:family="table-column">
      <style:table-column-properties fo:break-before="auto" style:column-width="46.4pt"/>
    </style:style>
    <style:style style:name="co31" style:family="table-column">
      <style:table-column-properties fo:break-before="auto" style:column-width="47.14pt"/>
    </style:style>
    <style:style style:name="co32" style:family="table-column">
      <style:table-column-properties fo:break-before="auto" style:column-width="25.2pt"/>
    </style:style>
    <style:style style:name="co33" style:family="table-column">
      <style:table-column-properties fo:break-before="auto" style:column-width="52.64pt"/>
    </style:style>
    <style:style style:name="co34" style:family="table-column">
      <style:table-column-properties fo:break-before="auto" style:column-width="94.2pt"/>
    </style:style>
    <style:style style:name="co35" style:family="table-column">
      <style:table-column-properties fo:break-before="auto" style:column-width="32.26pt"/>
    </style:style>
    <style:style style:name="co36" style:family="table-column">
      <style:table-column-properties fo:break-before="auto" style:column-width="41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91pt" fo:break-before="auto" style:use-optimal-row-height="tru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3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4" style:family="table-cell" style:parent-style-name="Default">
      <style:table-cell-properties fo:background-color="#00ff66" fo:padding="2.01pt"/>
    </style:style>
    <style:style style:name="ce5" style:family="table-cell" style:parent-style-name="Default">
      <style:table-cell-properties fo:background-color="#ffff00" fo:padding="2.01pt"/>
    </style:style>
    <style:style style:name="ce6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7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000099"/>
    </style:style>
    <style:style style:name="ce10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2" style:family="table-cell" style:parent-style-name="Default">
      <style:table-cell-properties style:diagonal-bl-tr="none" style:diagonal-tl-br="none" fo:border="none" fo:padding="2.01pt" style:rotation-align="none"/>
    </style:style>
    <style:style style:name="ce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padding="2.01pt"/>
    </style:style>
    <style:style style:name="ce15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7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808080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2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28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29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30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3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32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36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3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5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57" style:family="table-cell" style:parent-style-name="Default">
      <style:text-properties style:font-name="DejaVu Sans Light" fo:font-size="10pt" style:font-size-asian="10pt" style:font-size-complex="10pt"/>
    </style:style>
    <style:style style:name="ce58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Courier New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Courier New"/>
    </style:style>
    <style:style style:name="ce64" style:family="table-cell" style:parent-style-name="Default">
      <style:table-cell-properties fo:background-color="#009900"/>
      <style:text-properties style:font-name="Courier New"/>
    </style:style>
    <style:style style:name="ce65" style:family="table-cell" style:parent-style-name="Default">
      <style:table-cell-properties fo:background-color="#ff0000"/>
      <style:text-properties style:font-name="Courier New"/>
    </style:style>
    <style:style style:name="ce66" style:family="table-cell" style:parent-style-name="Default" style:data-style-name="N148"/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imeSheet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She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15" office:value-type="string" calcext:value-type="string">
            <text:p>Hours (Estimated)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3" office:value-type="string" calcext:value-type="string">
            <text:p>Break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Researched and bought CPLD, 68k, CPLD socket from eBay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12" table:formula="of:=SUM([.B8:.B11])" office:value-type="float" office:value="13" calcext:value-type="float">
            <text:p>13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nish drawing symbol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 office:value-type="string" calcext:value-type="string">
            <text:p>Week 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egin Schematic – RS232, Reset Debounce, Regulator</text:p>
          </table:table-cell>
          <table:table-cell table:style-name="ce12" table:formula="of:=SUM([.B12:.B17])" office:value-type="float" office:value="18" calcext:value-type="float">
            <text:p>18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Work on Schematic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ab – Talk to josh about block diagram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xplore DUART functionality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Edit schematic (add 80% of testpoints, remove unneeded connections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nsult Josh during lab regarding schematic, soldering, DUART, work on block diagram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Work on Schematic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tart researching and laying out PCB</text:p>
          </table:table-cell>
          <table:table-cell table:style-name="ce12" table:formula="of:=SUM([.B18:.B23])" office:value-type="float" office:value="20" calcext:value-type="float">
            <text:p>20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PCB Layout (assemble busses, connect most chips)</text:p>
          </table:table-cell>
          <table:table-cell table:style-name="ce12" table:formula="of:=SUM([.B24:.B29])" office:value-type="float" office:value="9.5" calcext:value-type="float">
            <text:p>9.5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PCB Layout (route CPLD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CB Layout (sync CPLD with schematic, add capacitors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dd labels, more LED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 office:value-type="string" calcext:value-type="string">
            <text:p>Week 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 schematic and PCB; change WE, CE, OE busse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Make schematic look good, make CPLD netlist, final schematic export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ab with Josh, fit components to printout, fix power jack mistake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dd speaker to unused CPLD pin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Verify parts against datasheet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rder board!!!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gin VHDL code (netlist, constraints file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Work on VHDL (read/write logic)</text:p>
          </table:table-cell>
          <table:table-cell table:style-name="ce12" table:formula="of:=SUM([.B30:.B34])" office:value-type="float" office:value="12" calcext:value-type="float">
            <text:p>12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Finish most of VHDL (implemented all chip logic, dtack, interrupts, gpio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0" office:value-type="string" calcext:value-type="string">
            <text:p>Week 5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Redo schematic 11x17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0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Go to lab, write progress report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etup pulseview/sigrok for saleae logic analyser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Test logic analyser using 555 timer (success!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older all but RAM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3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 office:value-type="string" calcext:value-type="string">
            <text:p>Week 6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 office:value-type="string" calcext:value-type="string">
            <text:p>Week 7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office:value-type="string" calcext:value-type="string">
            <text:p>Week 8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 table:number-rows-repeated="2">
          <table:table-cell table:style-name="ce11" table:number-columns-repeated="3"/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Week 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rojects/Tests in other classes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Week 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Verified 50% of VHDL code // Tested and verified that ROM works with simple NOP program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11.5" calcext:value-type="float">
            <text:p>11.5</text:p>
          </table:table-cell>
          <table:table-cell table:style-name="ce11" office:value-type="string" calcext:value-type="string">
            <text:p>Verified Ram and Rom works in CPLD. <text:s/>Started Monitor program and attemped serial communication.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Default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17" table:number-columns-repeated="5"/>
          <table:table-cell table:style-name="ce18" table:number-columns-repeated="4"/>
          <table:table-cell table:number-columns-repeated="1012"/>
        </table:table-row>
        <table:table-row table:style-name="ro2"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Default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17" table:number-columns-repeated="5"/>
          <table:table-cell table:style-name="ce18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FINALLY FIXED THE DUART PROBLEM!!! I now have full serial communication with the computer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Programmed input and output routines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Week 11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string" calcext:value-type="string">
            <text:p>Programmed the view memory (debugged software code that didn't work in hardware) // Programmed modify RAM code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grammed the View and modify registers (Option 2)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Programmed Load Program code for S-Records.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Programmed the Run Program comman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16" table:formula="of:=SUM([.B3:.B55])" office:value-type="float" office:value="173.5" calcext:value-type="float">
            <text:p>173.5</text:p>
          </table:table-cell>
          <table:table-cell table:style-name="ce16" office:value-type="string" calcext:value-type="string">
            <text:p>hours</text:p>
          </table:table-cell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+Interrupts" table:style-name="ta2">
        <office:forms form:automatic-focus="false" form:apply-design-mode="false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0" office:value-type="string" calcext:value-type="string">
            <text:p>A23</text:p>
          </table:table-cell>
          <table:table-cell table:style-name="ce20" office:value-type="string" calcext:value-type="string">
            <text:p>A22</text:p>
          </table:table-cell>
          <table:table-cell table:style-name="ce20" office:value-type="string" calcext:value-type="string">
            <text:p>A21</text:p>
          </table:table-cell>
          <table:table-cell table:style-name="ce20" office:value-type="string" calcext:value-type="string">
            <text:p>A20</text:p>
          </table:table-cell>
          <table:table-cell table:style-name="ce20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quiire data using 555 circuit, duart clock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20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21" office:value-type="string" calcext:value-type="string" table:number-columns-spanned="8" table:number-rows-spanned="1">
            <text:p>CPLD MASK</text:p>
          </table:table-cell>
          <table:covered-table-cell table:number-columns-repeated="7" table:style-name="ce22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1" office:value-type="string" calcext:value-type="string">
            <text:p>Speaker_En</text:p>
          </table:table-cell>
          <table:table-cell table:style-name="ce23" office:value-type="string" calcext:value-type="string">
            <text:p>Reset DUART</text:p>
          </table:table-cell>
          <table:table-cell table:style-name="ce21" office:value-type="string" calcext:value-type="string">
            <text:p>GPI_FlowCtrl</text:p>
          </table:table-cell>
          <table:table-cell table:style-name="ce23" office:value-type="string" calcext:value-type="string">
            <text:p>GPO_Address</text:p>
          </table:table-cell>
          <table:table-cell table:style-name="ce21" office:value-type="string" calcext:value-type="string">
            <text:p>GPO0_CLK</text:p>
          </table:table-cell>
          <table:table-cell table:style-name="ce23" office:value-type="string" calcext:value-type="string" table:number-columns-spanned="3" table:number-rows-spanned="1">
            <text:p>Soft-Reset Storage (firmware testing)</text:p>
          </table:table-cell>
          <table:covered-table-cell table:number-columns-repeated="2" table:style-name="ce2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rts" table:style-name="ta3">
        <office:forms form:automatic-focus="false" form:apply-design-mode="false"/>
        <table:table-column table:style-name="co7" table:default-cell-style-name="ce24"/>
        <table:table-column table:style-name="co8" table:default-cell-style-name="ce24"/>
        <table:table-column table:style-name="co8" table:default-cell-style-name="ce39"/>
        <table:table-column table:style-name="co9" table:number-columns-repeated="2" table:default-cell-style-name="ce44"/>
        <table:table-column table:style-name="co10" table:default-cell-style-name="ce44"/>
        <table:table-column table:style-name="co11" table:default-cell-style-name="ce24"/>
        <table:table-column table:style-name="co12" table:default-cell-style-name="ce39"/>
        <table:table-column table:style-name="co13" table:default-cell-style-name="ce24"/>
        <table:table-column table:style-name="co4" table:number-columns-repeated="1015" table:default-cell-style-name="ce57"/>
        <table:table-row table:style-name="ro4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Master Parts List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26" office:value-type="string" calcext:value-type="string">
            <text:p>Item</text:p>
          </table:table-cell>
          <table:table-cell table:style-name="ce34" office:value-type="string" calcext:value-type="string">
            <text:p>Symbols</text:p>
          </table:table-cell>
          <table:table-cell table:style-name="ce40" office:value-type="string" calcext:value-type="string">
            <text:p>Quantity</text:p>
          </table:table-cell>
          <table:table-cell table:style-name="ce45" office:value-type="string" office:string-value="Price(each)" calcext:value-type="string">
            <text:p>Price(each) </text:p>
          </table:table-cell>
          <table:table-cell table:style-name="ce45" office:value-type="string" office:string-value="Price(sum)" calcext:value-type="string">
            <text:p>Price(sum) </text:p>
          </table:table-cell>
          <table:table-cell table:style-name="ce45" office:value-type="string" office:string-value="Description" calcext:value-type="string">
            <text:p>Description </text:p>
          </table:table-cell>
          <table:table-cell table:style-name="ce26" office:value-type="string" calcext:value-type="string">
            <text:p>Manufacturers Part Number</text:p>
          </table:table-cell>
          <table:table-cell table:style-name="ce40"/>
          <table:table-cell table:style-name="ce26" office:value-type="string" calcext:value-type="string">
            <text:p>Website of Part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Processor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49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28" office:value-type="string" calcext:value-type="string">
            <text:p>Sold Processor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49" office:value-type="string" calcext:value-type="string">
            <text:p>CPU purchased by Brian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27" office:value-type="string" calcext:value-type="string">
            <text:p>Processor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24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U Oscil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24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Oscillator Sockets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24" office:value-type="string" calcext:value-type="string">
            <text:p>8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24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 Socket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24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Jtag</text:p>
          </table:table-cell>
          <table:table-cell table:style-name="ce35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24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24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24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CLK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50" office:value-type="string" calcext:value-type="string">
            <text:p>OSC 3.6864 MHZ 5.0V FULL SIZE</text:p>
          </table:table-cell>
          <table:table-cell table:style-name="ce50" office:value-type="string" calcext:value-type="string">
            <text:p>XC1158-ND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S232 Driver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24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style-name="ce58" office:value-type="string" calcext:value-type="string">
            <text:p>Needs some 1uF caps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RS232 Driver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24" office:value-type="string" calcext:value-type="string">
            <text:p>16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-Sub connec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24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am 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24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24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 ZIF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24" office:value-type="string" calcext:value-type="string">
            <text:p>40Pin ZIF ZIP DIP</text:p>
          </table:table-cell>
          <table:table-cell table:style-name="ce51"/>
          <table:table-cell table:style-name="ce44"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5v Regu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50" office:value-type="string" calcext:value-type="string">
            <text:p>IC REG LDO 5V 3A TO220-3</text:p>
          </table:table-cell>
          <table:table-cell table:style-name="ce50" office:value-type="string" calcext:value-type="string">
            <text:p>LT323AT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N/OFF switch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24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Reset Button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24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5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LEDs</text:p>
          </table:table-cell>
          <table:table-cell table:style-name="ce27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51" office:value-type="string" office:string-value="SMD 3.2X1.6MM LOW CRNT Blue" calcext:value-type="string">
            <text:p>SMD 3.2X1.6MM LOW CRNT Blue </text:p>
          </table:table-cell>
          <table:table-cell table:style-name="ce50" office:value-type="string" calcext:value-type="string">
            <text:p>APT3216LVBC/D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1.0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51" office:value-type="string" office:string-value="SMD 0805 1Kohms 5% AEC-Q200" calcext:value-type="string">
            <text:p>SMD 0805 1Kohms 5% AEC-Q200 </text:p>
          </table:table-cell>
          <table:table-cell table:style-name="ce50" office:value-type="string" calcext:value-type="string">
            <text:p>ERJ-6GEYJ102V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4.7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51" office:value-type="string" office:string-value="SMD 0805 4.7Kohms 5% AEC-Q200" calcext:value-type="string">
            <text:p>SMD 0805 4.7Kohms 5% AEC-Q200 </text:p>
          </table:table-cell>
          <table:table-cell table:style-name="ce51" office:value-type="string" office:string-value="ERJ-6GEYJ472V" calcext:value-type="string">
            <text:p>ERJ-6GEYJ472V 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1 uF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52" office:value-type="string" calcext:value-type="string">
            <text:p>MLCC - SMD/SMT 0805 1uF 16volts X5R 10%</text:p>
          </table:table-cell>
          <table:table-cell table:style-name="ce50" office:value-type="string" calcext:value-type="string">
            <text:p>GRM21BR61C105KA01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22 uF 6.3V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52" office:value-type="string" calcext:value-type="string">
            <text:p>MLCC - SMD/SMT 0805 22uF 6.3volts X5R 20%</text:p>
          </table:table-cell>
          <table:table-cell table:style-name="ce50" office:value-type="string" calcext:value-type="string">
            <text:p>GRM21BR60J226ME39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47 uF 25V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53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Barrel Plug (Male)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53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9V AC Adapto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53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Logic Analyse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53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0" office:value-type="string" calcext:value-type="string">
            <text:p>PCB Board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1" office:value-type="string" calcext:value-type="string">
            <text:p>PCB Shipping and H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22" calcext:value-type="float">
            <text:p><text:s/>$22.00 </text:p>
          </table:table-cell>
          <table:table-cell table:formula="of:=[.C38]*[.D38]" office:value-type="float" office:value="22" calcext:value-type="float">
            <text:p><text:s/>$22.00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Digikey Shipping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Mouser Shipping+Tax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68000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" calcext:value-type="float">
            <text:p><text:s/>$2.00 </text:p>
          </table:table-cell>
          <table:table-cell table:style-name="ce46" table:formula="of:=[.C41]*[.D41]" office:value-type="float" office:value="2" calcext:value-type="float">
            <text:p><text:s/>$2.0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DUAR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" calcext:value-type="float">
            <text:p><text:s/>$2.50 </text:p>
          </table:table-cell>
          <table:table-cell table:style-name="ce46" table:formula="of:=[.C42]*[.D42]" office:value-type="float" office:value="2.5" calcext:value-type="float">
            <text:p><text:s/>$2.5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CPLD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4.1" calcext:value-type="float">
            <text:p><text:s/>$4.10 </text:p>
          </table:table-cell>
          <table:table-cell table:style-name="ce46" table:formula="of:=[.C43]*[.D43]" office:value-type="float" office:value="4.1" calcext:value-type="float">
            <text:p><text:s/>$4.1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84pin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.85" calcext:value-type="float">
            <text:p><text:s/>$1.85 </text:p>
          </table:table-cell>
          <table:table-cell table:style-name="ce46" table:formula="of:=[.C44]*[.D44]" office:value-type="float" office:value="1.85" calcext:value-type="float">
            <text:p><text:s/>$1.85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ZIF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4" calcext:value-type="float">
            <text:p><text:s/>$2.54 </text:p>
          </table:table-cell>
          <table:table-cell table:style-name="ce46" table:formula="of:=[.C45]*[.D45]" office:value-type="float" office:value="2.54" calcext:value-type="float">
            <text:p><text:s/>$2.54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3" table:number-columns-repeated="2"/>
          <table:table-cell table:style-name="ce43"/>
          <table:table-cell table:style-name="ce47" office:value-type="string" office:string-value="Total Cost w/ Shipping" calcext:value-type="string">
            <text:p>Total Cost w/ Shipping </text:p>
          </table:table-cell>
          <table:table-cell table:style-name="ce48" table:formula="of:=SUM([.E8:.E45])" office:value-type="float" office:value="181.024" calcext:value-type="float">
            <text:p><text:s/>$181.02 </text:p>
          </table:table-cell>
          <table:table-cell table:style-name="ce48"/>
          <table:table-cell table:number-columns-repeated="1018"/>
        </table:table-row>
        <table:table-row table:style-name="ro4">
          <table:table-cell table:number-columns-repeated="5"/>
          <table:table-cell table:style-name="ce48" office:value-type="string" office:string-value="Shipping Costs" calcext:value-type="string">
            <text:p>Shipping Costs </text:p>
          </table:table-cell>
          <table:table-cell table:style-name="ce48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9">
          <table:table-cell table:style-name="ce30" table:number-columns-repeated="2"/>
          <table:table-cell table:number-columns-repeated="1022"/>
        </table:table-row>
        <table:table-row table:style-name="ro4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gikey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2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oldering" table:style-name="ta2">
        <office:forms form:automatic-focus="false" form:apply-design-mode="false"/>
        <table:table-column table:style-name="co26" table:default-cell-style-name="ce19"/>
        <table:table-column table:style-name="co27" table:number-columns-repeated="9" table:default-cell-style-name="Default"/>
        <table:table-column table:style-name="co28" table:number-columns-repeated="16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Parts Soldered</text:p>
          </table:table-cell>
          <table:table-cell table:number-columns-repeated="26"/>
        </table:table-row>
        <table:table-row table:style-name="ro2">
          <table:table-cell table:style-name="ce59"/>
          <table:table-cell table:style-name="ce63" table:number-columns-repeated="25"/>
          <table:table-cell/>
        </table:table-row>
        <table:table-row table:style-name="ro2">
          <table:table-cell table:style-name="ce59" office:value-type="string" calcext:value-type="string">
            <text:p>C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3" table:number-columns-repeated="4"/>
        </table:table-row>
        <table:table-row table:style-name="ro2">
          <table:table-cell table:style-name="ce59" office:value-type="string" calcext:value-type="string">
            <text:p>D</text:p>
          </table:table-cell>
          <table:table-cell table:style-name="ce64" office:value-type="float" office:value="1" calcext:value-type="float">
            <text:p>1</text:p>
          </table:table-cell>
          <table:table-cell table:style-name="ce63" table:number-columns-repeated="24"/>
          <table:table-cell table:style-name="ce63" office:value-type="string" calcext:value-type="string">
            <text:p>(1n4148)</text:p>
          </table:table-cell>
        </table:table-row>
        <table:table-row table:style-name="ro2">
          <table:table-cell table:style-name="ce59" office:value-type="string" calcext:value-type="string">
            <text:p>LED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3" table:number-columns-repeated="3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3" table:number-columns-repeated="11"/>
        </table:table-row>
        <table:table-row table:style-name="ro2">
          <table:table-cell table:style-name="ce59" office:value-type="string" calcext:value-type="string">
            <text:p>R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3" table:number-columns-repeated="3"/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26 (30K)</text:p>
          </table:table-cell>
        </table:table-row>
        <table:table-row table:style-name="ro2">
          <table:table-cell table:style-name="ce59" office:value-type="string" calcext:value-type="string">
            <text:p>U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3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3" table:number-columns-repeated="16"/>
        </table:table-row>
        <table:table-row table:style-name="ro2">
          <table:table-cell table:style-name="ce59" office:value-type="string" calcext:value-type="string">
            <text:p>T</text:p>
          </table:table-cell>
          <table:table-cell table:style-name="ce64" office:value-type="float" office:value="1" calcext:value-type="float">
            <text:p>1</text:p>
          </table:table-cell>
          <table:table-cell table:style-name="ce63" table:number-columns-repeated="24"/>
          <table:table-cell table:style-name="ce63" office:value-type="string" calcext:value-type="string">
            <text:p>(TIP110)</text:p>
          </table:table-cell>
        </table:table-row>
        <table:table-row table:style-name="ro2">
          <table:table-cell table:style-name="ce59" office:value-type="string" calcext:value-type="string">
            <text:p>Q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3" table:number-columns-repeated="24"/>
        </table:table-row>
        <table:table-row table:style-name="ro2">
          <table:table-cell table:style-name="ce59" office:value-type="string" calcext:value-type="string">
            <text:p>SW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3" table:number-columns-repeated="24"/>
        </table:table-row>
        <table:table-row table:style-name="ro2">
          <table:table-cell table:style-name="ce59" office:value-type="string" calcext:value-type="string">
            <text:p>CONN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3"/>
          <table:table-cell table:style-name="ce65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3"/>
          <table:table-cell table:style-name="ce64" office:value-type="float" office:value="18" calcext:value-type="float">
            <text:p>18</text:p>
          </table:table-cell>
          <table:table-cell table:style-name="ce63" table:number-columns-repeated="8"/>
        </table:table-row>
        <table:table-row table:style-name="ro2">
          <table:table-cell table:style-name="ce60" office:value-type="string" calcext:value-type="string">
            <text:p>S</text:p>
          </table:table-cell>
          <table:table-cell table:style-name="ce65" office:value-type="float" office:value="1" calcext:value-type="float">
            <text:p>1</text:p>
          </table:table-cell>
          <table:table-cell table:style-name="ce63" table:number-columns-repeated="25"/>
        </table:table-row>
        <table:table-row table:style-name="ro2" table:number-rows-repeated="5">
          <table:table-cell table:style-name="ce61"/>
          <table:table-cell table:number-columns-repeated="26"/>
        </table:table-row>
        <table:table-row table:style-name="ro2" table:number-rows-repeated="3">
          <table:table-cell table:style-name="ce62"/>
          <table:table-cell table:number-columns-repeated="26"/>
        </table:table-row>
        <table:table-row table:style-name="ro2" table:number-rows-repeated="1048554">
          <table:table-cell table:number-columns-repeated="27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lock Calculations" table:style-name="ta2">
        <office:forms form:automatic-focus="false" form:apply-design-mode="false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ce66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column table:style-name="co5" table:number-columns-repeated="6" table:default-cell-style-name="Default"/>
        <table:table-row table:style-name="ro3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</table:table-row>
        <table:table-row table:style-name="ro3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table:formula="of:=ROUND([.$H$18]/[.B2])-1">
            <text:p/>
          </table:table-cell>
          <table:table-cell table:formula="of:=ABS([.$H$18]/([.C2]+1)-[.B2])">
            <text:p/>
          </table:table-cell>
          <table:table-cell table:formula="of:=CEILING(LOG([.C2]+1;2))">
            <text:p/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>
            <text:p/>
          </table:table-cell>
          <table:table-cell table:formula="of:=CEILING(LOG([.I2]+1;2))">
            <text:p/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>
            <text:p/>
          </table:table-cell>
          <table:table-cell table:formula="of:=CEILING(LOG([.R2]+1;2))">
            <text:p/>
          </table:table-cell>
        </table:table-row>
        <table:table-row table:style-name="ro3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table:formula="of:=ROUND([.$H$18]/[.B3])-1">
            <text:p/>
          </table:table-cell>
          <table:table-cell table:formula="of:=ABS([.$H$18]/([.C3]+1)-[.B3])">
            <text:p/>
          </table:table-cell>
          <table:table-cell table:formula="of:=CEILING(LOG([.C3]+1;2))">
            <text:p/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>
            <text:p/>
          </table:table-cell>
          <table:table-cell table:formula="of:=CEILING(LOG([.I3]+1;2))">
            <text:p/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table:formula="of:=ROUND([.$H$18]/[.B4])-1">
            <text:p/>
          </table:table-cell>
          <table:table-cell table:formula="of:=ABS([.$H$18]/([.C4]+1)-[.B4])">
            <text:p/>
          </table:table-cell>
          <table:table-cell table:formula="of:=CEILING(LOG([.C4]+1;2))">
            <text:p/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>
            <text:p/>
          </table:table-cell>
          <table:table-cell table:formula="of:=CEILING(LOG([.I4]+1;2))">
            <text:p/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>
            <text:p/>
          </table:table-cell>
          <table:table-cell table:formula="of:=CEILING(LOG([.R4]+1;2))">
            <text:p/>
          </table:table-cell>
        </table:table-row>
        <table:table-row table:style-name="ro3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table:formula="of:=ROUND([.$H$18]/[.B5])-1">
            <text:p/>
          </table:table-cell>
          <table:table-cell table:formula="of:=ABS([.$H$18]/([.C5]+1)-[.B5])">
            <text:p/>
          </table:table-cell>
          <table:table-cell table:formula="of:=CEILING(LOG([.C5]+1;2))">
            <text:p/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>
            <text:p/>
          </table:table-cell>
          <table:table-cell table:formula="of:=CEILING(LOG([.I5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table:formula="of:=ROUND([.$H$18]/[.B6])-1">
            <text:p/>
          </table:table-cell>
          <table:table-cell table:formula="of:=ABS([.$H$18]/([.C6]+1)-[.B6])">
            <text:p/>
          </table:table-cell>
          <table:table-cell table:formula="of:=CEILING(LOG([.C6]+1;2))">
            <text:p/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>
            <text:p/>
          </table:table-cell>
          <table:table-cell table:formula="of:=CEILING(LOG([.I6]+1;2))">
            <text:p/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>
            <text:p/>
          </table:table-cell>
          <table:table-cell table:formula="of:=CEILING(LOG([.R6]+1;2))">
            <text:p/>
          </table:table-cell>
        </table:table-row>
        <table:table-row table:style-name="ro3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table:formula="of:=ROUND([.$H$18]/[.B7])-1">
            <text:p/>
          </table:table-cell>
          <table:table-cell table:formula="of:=ABS([.$H$18]/([.C7]+1)-[.B7])">
            <text:p/>
          </table:table-cell>
          <table:table-cell table:formula="of:=CEILING(LOG([.C7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>
            <text:p/>
          </table:table-cell>
          <table:table-cell table:formula="of:=CEILING(LOG([.I7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table:formula="of:=ROUND([.$H$18]/[.B8])-1">
            <text:p/>
          </table:table-cell>
          <table:table-cell table:formula="of:=ABS([.$H$18]/([.C8]+1)-[.B8])">
            <text:p/>
          </table:table-cell>
          <table:table-cell table:formula="of:=CEILING(LOG([.C8]+1;2))">
            <text:p/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>
            <text:p/>
          </table:table-cell>
          <table:table-cell table:formula="of:=CEILING(LOG([.I8]+1;2))">
            <text:p/>
          </table:table-cell>
          <table:table-cell table:number-columns-repeated="6"/>
          <table:table-cell office:value-type="float" office:value="20000000" calcext:value-type="float">
            <text:p>20000000</text:p>
          </table:table-cell>
          <table:table-cell table:formula="of:=[.$N$3]/[.Q8]-1">
            <text:p/>
          </table:table-cell>
          <table:table-cell table:formula="of:=CEILING(LOG([.R8]+1;2))">
            <text:p/>
          </table:table-cell>
        </table:table-row>
        <table:table-row table:style-name="ro3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table:formula="of:=ROUND([.$H$18]/[.B9])-1">
            <text:p/>
          </table:table-cell>
          <table:table-cell table:formula="of:=ABS([.$H$18]/([.C9]+1)-[.B9])">
            <text:p/>
          </table:table-cell>
          <table:table-cell table:formula="of:=CEILING(LOG([.C9]+1;2))">
            <text:p/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>
            <text:p/>
          </table:table-cell>
          <table:table-cell table:formula="of:=CEILING(LOG([.I9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table:formula="of:=ROUND([.$H$18]/[.B10])-1">
            <text:p/>
          </table:table-cell>
          <table:table-cell table:formula="of:=ABS([.$H$18]/([.C10]+1)-[.B10])">
            <text:p/>
          </table:table-cell>
          <table:table-cell table:formula="of:=CEILING(LOG([.C10]+1;2))">
            <text:p/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>
            <text:p/>
          </table:table-cell>
          <table:table-cell table:formula="of:=CEILING(LOG([.I10]+1;2))">
            <text:p/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>
            <text:p/>
          </table:table-cell>
          <table:table-cell table:formula="of:=CEILING(LOG([.R10]+1;2))">
            <text:p/>
          </table:table-cell>
        </table:table-row>
        <table:table-row table:style-name="ro3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ROUND([.$H$18]/[.B11])-1">
            <text:p/>
          </table:table-cell>
          <table:table-cell table:formula="of:=ABS([.$H$18]/([.C11]+1)-[.B11])">
            <text:p/>
          </table:table-cell>
          <table:table-cell table:formula="of:=CEILING(LOG([.C11]+1;2))">
            <text:p/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>
            <text:p/>
          </table:table-cell>
          <table:table-cell table:formula="of:=CEILING(LOG([.I11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table:formula="of:=ROUND([.$H$18]/[.B12])-1">
            <text:p/>
          </table:table-cell>
          <table:table-cell table:formula="of:=ABS([.$H$18]/([.C12]+1)-[.B12])">
            <text:p/>
          </table:table-cell>
          <table:table-cell table:formula="of:=CEILING(LOG([.C12]+1;2))">
            <text:p/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ROUND([.$H$18]/[.B13])-1">
            <text:p/>
          </table:table-cell>
          <table:table-cell table:formula="of:=ABS([.$H$18]/([.C13]+1)-[.B13])">
            <text:p/>
          </table:table-cell>
          <table:table-cell table:formula="of:=CEILING(LOG([.C13]+1;2))">
            <text:p/>
          </table:table-cell>
          <table:table-cell table:number-columns-repeated="7"/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ROUND([.$H$18]/[.B14])-1">
            <text:p/>
          </table:table-cell>
          <table:table-cell table:formula="of:=ABS([.$H$18]/([.C14]+1)-[.B14])">
            <text:p/>
          </table:table-cell>
          <table:table-cell table:formula="of:=CEILING(LOG([.C14]+1;2))">
            <text:p/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table:formula="of:=ROUND([.$H$18]/[.B15])-1">
            <text:p/>
          </table:table-cell>
          <table:table-cell table:formula="of:=ABS([.$H$18]/([.C15]+1)-[.B15])">
            <text:p/>
          </table:table-cell>
          <table:table-cell table:formula="of:=CEILING(LOG([.C1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ROUND([.$H$18]/[.B16])-1">
            <text:p/>
          </table:table-cell>
          <table:table-cell table:formula="of:=ABS([.$H$18]/([.C16]+1)-[.B16])">
            <text:p/>
          </table:table-cell>
          <table:table-cell table:formula="of:=CEILING(LOG([.C1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table:formula="of:=ROUND([.$H$18]/[.B17])-1">
            <text:p/>
          </table:table-cell>
          <table:table-cell table:formula="of:=ABS([.$H$18]/([.C17]+1)-[.B17])">
            <text:p/>
          </table:table-cell>
          <table:table-cell table:formula="of:=CEILING(LOG([.C17]+1;2))">
            <text:p/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>
            <text:p/>
          </table:table-cell>
          <table:table-cell table:formula="of:=CEILING(LOG([.N17]+1;2)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ROUND([.$H$18]/[.B18])-1">
            <text:p/>
          </table:table-cell>
          <table:table-cell table:formula="of:=ABS([.$H$18]/([.C18]+1)-[.B18])">
            <text:p/>
          </table:table-cell>
          <table:table-cell table:formula="of:=CEILING(LOG([.C18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ROUND([.$H$18]/[.B19])-1">
            <text:p/>
          </table:table-cell>
          <table:table-cell table:formula="of:=ABS([.$H$18]/([.C19]+1)-[.B19])">
            <text:p/>
          </table:table-cell>
          <table:table-cell table:formula="of:=CEILING(LOG([.C1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table:formula="of:=ROUND([.$H$18]/[.B20])-1">
            <text:p/>
          </table:table-cell>
          <table:table-cell table:formula="of:=ABS([.$H$18]/([.C20]+1)-[.B20])">
            <text:p/>
          </table:table-cell>
          <table:table-cell table:formula="of:=CEILING(LOG([.C2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$H$18]/[.B21])-1">
            <text:p/>
          </table:table-cell>
          <table:table-cell table:formula="of:=ABS([.$H$18]/([.C21]+1)-[.B21])">
            <text:p/>
          </table:table-cell>
          <table:table-cell table:formula="of:=CEILING(LOG([.C2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table:formula="of:=ROUND([.$H$18]/[.B22])-1">
            <text:p/>
          </table:table-cell>
          <table:table-cell table:formula="of:=ABS([.$H$18]/([.C22]+1)-[.B22])">
            <text:p/>
          </table:table-cell>
          <table:table-cell table:formula="of:=CEILING(LOG([.C2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$H$18]/[.B23])-1">
            <text:p/>
          </table:table-cell>
          <table:table-cell table:formula="of:=ABS([.$H$18]/([.C23]+1)-[.B23])">
            <text:p/>
          </table:table-cell>
          <table:table-cell table:formula="of:=CEILING(LOG([.C2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table:formula="of:=ROUND([.$H$18]/[.B24])-1">
            <text:p/>
          </table:table-cell>
          <table:table-cell table:formula="of:=ABS([.$H$18]/([.C24]+1)-[.B24])">
            <text:p/>
          </table:table-cell>
          <table:table-cell table:formula="of:=CEILING(LOG([.C2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ROUND([.$H$18]/[.B25])-1">
            <text:p/>
          </table:table-cell>
          <table:table-cell table:formula="of:=ABS([.$H$18]/([.C25]+1)-[.B25])">
            <text:p/>
          </table:table-cell>
          <table:table-cell table:formula="of:=CEILING(LOG([.C2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ROUND([.$H$18]/[.B26])-1">
            <text:p/>
          </table:table-cell>
          <table:table-cell table:formula="of:=ABS([.$H$18]/([.C26]+1)-[.B26])">
            <text:p/>
          </table:table-cell>
          <table:table-cell table:formula="of:=CEILING(LOG([.C2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table:formula="of:=ROUND([.$H$18]/[.B27])-1">
            <text:p/>
          </table:table-cell>
          <table:table-cell table:formula="of:=ABS([.$H$18]/([.C27]+1)-[.B27])">
            <text:p/>
          </table:table-cell>
          <table:table-cell table:formula="of:=CEILING(LOG([.C2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ROUND([.$H$18]/[.B28])-1">
            <text:p/>
          </table:table-cell>
          <table:table-cell table:formula="of:=ABS([.$H$18]/([.C28]+1)-[.B28])">
            <text:p/>
          </table:table-cell>
          <table:table-cell table:formula="of:=CEILING(LOG([.C2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table:formula="of:=ROUND([.$H$18]/[.B29])-1">
            <text:p/>
          </table:table-cell>
          <table:table-cell table:formula="of:=ABS([.$H$18]/([.C29]+1)-[.B29])">
            <text:p/>
          </table:table-cell>
          <table:table-cell table:formula="of:=CEILING(LOG([.C2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ROUND([.$H$18]/[.B30])-1">
            <text:p/>
          </table:table-cell>
          <table:table-cell table:formula="of:=ABS([.$H$18]/([.C30]+1)-[.B30])">
            <text:p/>
          </table:table-cell>
          <table:table-cell table:formula="of:=CEILING(LOG([.C3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ROUND([.$H$18]/[.B31])-1">
            <text:p/>
          </table:table-cell>
          <table:table-cell table:formula="of:=ABS([.$H$18]/([.C31]+1)-[.B31])">
            <text:p/>
          </table:table-cell>
          <table:table-cell table:formula="of:=CEILING(LOG([.C3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table:formula="of:=ROUND([.$H$18]/[.B32])-1">
            <text:p/>
          </table:table-cell>
          <table:table-cell table:formula="of:=ABS([.$H$18]/([.C32]+1)-[.B32])">
            <text:p/>
          </table:table-cell>
          <table:table-cell table:formula="of:=CEILING(LOG([.C3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$H$18]/[.B33])-1">
            <text:p/>
          </table:table-cell>
          <table:table-cell table:formula="of:=ABS([.$H$18]/([.C33]+1)-[.B33])">
            <text:p/>
          </table:table-cell>
          <table:table-cell table:formula="of:=CEILING(LOG([.C3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table:formula="of:=ROUND([.$H$18]/[.B34])-1">
            <text:p/>
          </table:table-cell>
          <table:table-cell table:formula="of:=ABS([.$H$18]/([.C34]+1)-[.B34])">
            <text:p/>
          </table:table-cell>
          <table:table-cell table:formula="of:=CEILING(LOG([.C3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$H$18]/[.B35])-1">
            <text:p/>
          </table:table-cell>
          <table:table-cell table:formula="of:=ABS([.$H$18]/([.C35]+1)-[.B35])">
            <text:p/>
          </table:table-cell>
          <table:table-cell table:formula="of:=CEILING(LOG([.C3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table:formula="of:=ROUND([.$H$18]/[.B36])-1">
            <text:p/>
          </table:table-cell>
          <table:table-cell table:formula="of:=ABS([.$H$18]/([.C36]+1)-[.B36])">
            <text:p/>
          </table:table-cell>
          <table:table-cell table:formula="of:=CEILING(LOG([.C3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ROUND([.$H$18]/[.B37])-1">
            <text:p/>
          </table:table-cell>
          <table:table-cell table:formula="of:=ABS([.$H$18]/([.C37]+1)-[.B37])">
            <text:p/>
          </table:table-cell>
          <table:table-cell table:formula="of:=CEILING(LOG([.C3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ROUND([.$H$18]/[.B38])-1">
            <text:p/>
          </table:table-cell>
          <table:table-cell table:formula="of:=ABS([.$H$18]/([.C38]+1)-[.B38])">
            <text:p/>
          </table:table-cell>
          <table:table-cell table:formula="of:=CEILING(LOG([.C3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table:formula="of:=ROUND([.$H$18]/[.B39])-1">
            <text:p/>
          </table:table-cell>
          <table:table-cell table:formula="of:=ABS([.$H$18]/([.C39]+1)-[.B39])">
            <text:p/>
          </table:table-cell>
          <table:table-cell table:formula="of:=CEILING(LOG([.C3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ROUND([.$H$18]/[.B40])-1">
            <text:p/>
          </table:table-cell>
          <table:table-cell table:formula="of:=ABS([.$H$18]/([.C40]+1)-[.B40])">
            <text:p/>
          </table:table-cell>
          <table:table-cell table:formula="of:=CEILING(LOG([.C4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table:formula="of:=ROUND([.$H$18]/[.B41])-1">
            <text:p/>
          </table:table-cell>
          <table:table-cell table:formula="of:=ABS([.$H$18]/([.C41]+1)-[.B41])">
            <text:p/>
          </table:table-cell>
          <table:table-cell table:formula="of:=CEILING(LOG([.C4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ROUND([.$H$18]/[.B42])-1">
            <text:p/>
          </table:table-cell>
          <table:table-cell table:formula="of:=ABS([.$H$18]/([.C42]+1)-[.B42])">
            <text:p/>
          </table:table-cell>
          <table:table-cell table:formula="of:=CEILING(LOG([.C4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[.$H$18]/[.B43])-1">
            <text:p/>
          </table:table-cell>
          <table:table-cell table:formula="of:=ABS([.$H$18]/([.C43]+1)-[.B43])">
            <text:p/>
          </table:table-cell>
          <table:table-cell table:formula="of:=CEILING(LOG([.C4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$H$18]/[.B44])-1">
            <text:p/>
          </table:table-cell>
          <table:table-cell table:formula="of:=ABS([.$H$18]/([.C44]+1)-[.B44])">
            <text:p/>
          </table:table-cell>
          <table:table-cell table:formula="of:=CEILING(LOG([.C4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$H$18]/[.B45])-1">
            <text:p/>
          </table:table-cell>
          <table:table-cell table:formula="of:=ABS([.$H$18]/([.C45]+1)-[.B45])">
            <text:p/>
          </table:table-cell>
          <table:table-cell table:formula="of:=CEILING(LOG([.C4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table:formula="of:=ROUND([.$H$18]/[.B46])-1">
            <text:p/>
          </table:table-cell>
          <table:table-cell table:formula="of:=ABS([.$H$18]/([.C46]+1)-[.B46])">
            <text:p/>
          </table:table-cell>
          <table:table-cell table:formula="of:=CEILING(LOG([.C4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[.$H$18]/[.B47])-1">
            <text:p/>
          </table:table-cell>
          <table:table-cell table:formula="of:=ABS([.$H$18]/([.C47]+1)-[.B47])">
            <text:p/>
          </table:table-cell>
          <table:table-cell table:formula="of:=CEILING(LOG([.C4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table:formula="of:=ROUND([.$H$18]/[.B48])-1">
            <text:p/>
          </table:table-cell>
          <table:table-cell table:formula="of:=ABS([.$H$18]/([.C48]+1)-[.B48])">
            <text:p/>
          </table:table-cell>
          <table:table-cell table:formula="of:=CEILING(LOG([.C4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[.$H$18]/[.B49])-1">
            <text:p/>
          </table:table-cell>
          <table:table-cell table:formula="of:=ABS([.$H$18]/([.C49]+1)-[.B49])">
            <text:p/>
          </table:table-cell>
          <table:table-cell table:formula="of:=CEILING(LOG([.C4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[.$H$18]/[.B50])-1">
            <text:p/>
          </table:table-cell>
          <table:table-cell table:formula="of:=ABS([.$H$18]/([.C50]+1)-[.B50])">
            <text:p/>
          </table:table-cell>
          <table:table-cell table:formula="of:=CEILING(LOG([.C5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table:formula="of:=ROUND([.$H$18]/[.B51])-1">
            <text:p/>
          </table:table-cell>
          <table:table-cell table:formula="of:=ABS([.$H$18]/([.C51]+1)-[.B51])">
            <text:p/>
          </table:table-cell>
          <table:table-cell table:formula="of:=CEILING(LOG([.C5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[.$H$18]/[.B52])-1">
            <text:p/>
          </table:table-cell>
          <table:table-cell table:formula="of:=ABS([.$H$18]/([.C52]+1)-[.B52])">
            <text:p/>
          </table:table-cell>
          <table:table-cell table:formula="of:=CEILING(LOG([.C5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formula="of:=ROUND([.$H$18]/[.B53])-1">
            <text:p/>
          </table:table-cell>
          <table:table-cell table:formula="of:=ABS([.$H$18]/([.C53]+1)-[.B53])">
            <text:p/>
          </table:table-cell>
          <table:table-cell table:formula="of:=CEILING(LOG([.C5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[.$H$18]/[.B54])-1">
            <text:p/>
          </table:table-cell>
          <table:table-cell table:formula="of:=ABS([.$H$18]/([.C54]+1)-[.B54])">
            <text:p/>
          </table:table-cell>
          <table:table-cell table:formula="of:=CEILING(LOG([.C5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[.$H$18]/[.B55])-1">
            <text:p/>
          </table:table-cell>
          <table:table-cell table:formula="of:=ABS([.$H$18]/([.C55]+1)-[.B55])">
            <text:p/>
          </table:table-cell>
          <table:table-cell table:formula="of:=CEILING(LOG([.C5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formula="of:=ROUND([.$H$18]/[.B56])-1">
            <text:p/>
          </table:table-cell>
          <table:table-cell table:formula="of:=ABS([.$H$18]/([.C56]+1)-[.B56])">
            <text:p/>
          </table:table-cell>
          <table:table-cell table:formula="of:=CEILING(LOG([.C5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$H$18]/[.B57])-1">
            <text:p/>
          </table:table-cell>
          <table:table-cell table:formula="of:=ABS([.$H$18]/([.C57]+1)-[.B57])">
            <text:p/>
          </table:table-cell>
          <table:table-cell table:formula="of:=CEILING(LOG([.C5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formula="of:=ROUND([.$H$18]/[.B58])-1">
            <text:p/>
          </table:table-cell>
          <table:table-cell table:formula="of:=ABS([.$H$18]/([.C58]+1)-[.B58])">
            <text:p/>
          </table:table-cell>
          <table:table-cell table:formula="of:=CEILING(LOG([.C5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$H$18]/[.B59])-1">
            <text:p/>
          </table:table-cell>
          <table:table-cell table:formula="of:=ABS([.$H$18]/([.C59]+1)-[.B59])">
            <text:p/>
          </table:table-cell>
          <table:table-cell table:formula="of:=CEILING(LOG([.C5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formula="of:=ROUND([.$H$18]/[.B60])-1">
            <text:p/>
          </table:table-cell>
          <table:table-cell table:formula="of:=ABS([.$H$18]/([.C60]+1)-[.B60])">
            <text:p/>
          </table:table-cell>
          <table:table-cell table:formula="of:=CEILING(LOG([.C6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ROUND([.$H$18]/[.B61])-1">
            <text:p/>
          </table:table-cell>
          <table:table-cell table:formula="of:=ABS([.$H$18]/([.C61]+1)-[.B61])">
            <text:p/>
          </table:table-cell>
          <table:table-cell table:formula="of:=CEILING(LOG([.C6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$H$18]/[.B62])-1">
            <text:p/>
          </table:table-cell>
          <table:table-cell table:formula="of:=ABS([.$H$18]/([.C62]+1)-[.B62])">
            <text:p/>
          </table:table-cell>
          <table:table-cell table:formula="of:=CEILING(LOG([.C6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$H$18]/[.B63])-1">
            <text:p/>
          </table:table-cell>
          <table:table-cell table:formula="of:=ABS([.$H$18]/([.C63]+1)-[.B63])">
            <text:p/>
          </table:table-cell>
          <table:table-cell table:formula="of:=CEILING(LOG([.C6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$H$18]/[.B64])-1">
            <text:p/>
          </table:table-cell>
          <table:table-cell table:formula="of:=ABS([.$H$18]/([.C64]+1)-[.B64])">
            <text:p/>
          </table:table-cell>
          <table:table-cell table:formula="of:=CEILING(LOG([.C6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$H$18]/[.B65])-1">
            <text:p/>
          </table:table-cell>
          <table:table-cell table:formula="of:=ABS([.$H$18]/([.C65]+1)-[.B65])">
            <text:p/>
          </table:table-cell>
          <table:table-cell table:formula="of:=CEILING(LOG([.C6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$H$18]/[.B66])-1">
            <text:p/>
          </table:table-cell>
          <table:table-cell table:formula="of:=ABS([.$H$18]/([.C66]+1)-[.B66])">
            <text:p/>
          </table:table-cell>
          <table:table-cell table:formula="of:=CEILING(LOG([.C6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$H$18]/[.B67])-1">
            <text:p/>
          </table:table-cell>
          <table:table-cell table:formula="of:=ABS([.$H$18]/([.C67]+1)-[.B67])">
            <text:p/>
          </table:table-cell>
          <table:table-cell table:formula="of:=CEILING(LOG([.C6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$H$18]/[.B68])-1">
            <text:p/>
          </table:table-cell>
          <table:table-cell table:formula="of:=ABS([.$H$18]/([.C68]+1)-[.B68])">
            <text:p/>
          </table:table-cell>
          <table:table-cell table:formula="of:=CEILING(LOG([.C6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$H$18]/[.B69])-1">
            <text:p/>
          </table:table-cell>
          <table:table-cell table:formula="of:=ABS([.$H$18]/([.C69]+1)-[.B69])">
            <text:p/>
          </table:table-cell>
          <table:table-cell table:formula="of:=CEILING(LOG([.C6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$H$18]/[.B70])-1">
            <text:p/>
          </table:table-cell>
          <table:table-cell table:formula="of:=ABS([.$H$18]/([.C70]+1)-[.B70])">
            <text:p/>
          </table:table-cell>
          <table:table-cell table:formula="of:=CEILING(LOG([.C7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$H$18]/[.B71])-1">
            <text:p/>
          </table:table-cell>
          <table:table-cell table:formula="of:=ABS([.$H$18]/([.C71]+1)-[.B71])">
            <text:p/>
          </table:table-cell>
          <table:table-cell table:formula="of:=CEILING(LOG([.C7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$H$18]/[.B72])-1">
            <text:p/>
          </table:table-cell>
          <table:table-cell table:formula="of:=ABS([.$H$18]/([.C72]+1)-[.B72])">
            <text:p/>
          </table:table-cell>
          <table:table-cell table:formula="of:=CEILING(LOG([.C7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$H$18]/[.B73])-1">
            <text:p/>
          </table:table-cell>
          <table:table-cell table:formula="of:=ABS([.$H$18]/([.C73]+1)-[.B73])">
            <text:p/>
          </table:table-cell>
          <table:table-cell table:formula="of:=CEILING(LOG([.C7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$H$18]/[.B74])-1">
            <text:p/>
          </table:table-cell>
          <table:table-cell table:formula="of:=ABS([.$H$18]/([.C74]+1)-[.B74])">
            <text:p/>
          </table:table-cell>
          <table:table-cell table:formula="of:=CEILING(LOG([.C7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formula="of:=ROUND([.$H$18]/[.B75])-1">
            <text:p/>
          </table:table-cell>
          <table:table-cell table:formula="of:=ABS([.$H$18]/([.C75]+1)-[.B75])">
            <text:p/>
          </table:table-cell>
          <table:table-cell table:formula="of:=CEILING(LOG([.C7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ROUND([.$H$18]/[.B76])-1">
            <text:p/>
          </table:table-cell>
          <table:table-cell table:formula="of:=ABS([.$H$18]/([.C76]+1)-[.B76])">
            <text:p/>
          </table:table-cell>
          <table:table-cell table:formula="of:=CEILING(LOG([.C7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formula="of:=ROUND([.$H$18]/[.B77])-1">
            <text:p/>
          </table:table-cell>
          <table:table-cell table:formula="of:=ABS([.$H$18]/([.C77]+1)-[.B77])">
            <text:p/>
          </table:table-cell>
          <table:table-cell table:formula="of:=CEILING(LOG([.C7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ROUND([.$H$18]/[.B78])-1">
            <text:p/>
          </table:table-cell>
          <table:table-cell table:formula="of:=ABS([.$H$18]/([.C78]+1)-[.B78])">
            <text:p/>
          </table:table-cell>
          <table:table-cell table:formula="of:=CEILING(LOG([.C7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ROUND([.$H$18]/[.B79])-1">
            <text:p/>
          </table:table-cell>
          <table:table-cell table:formula="of:=ABS([.$H$18]/([.C79]+1)-[.B79])">
            <text:p/>
          </table:table-cell>
          <table:table-cell table:formula="of:=CEILING(LOG([.C7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formula="of:=ROUND([.$H$18]/[.B80])-1">
            <text:p/>
          </table:table-cell>
          <table:table-cell table:formula="of:=ABS([.$H$18]/([.C80]+1)-[.B80])">
            <text:p/>
          </table:table-cell>
          <table:table-cell table:formula="of:=CEILING(LOG([.C8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ROUND([.$H$18]/[.B81])-1">
            <text:p/>
          </table:table-cell>
          <table:table-cell table:formula="of:=ABS([.$H$18]/([.C81]+1)-[.B81])">
            <text:p/>
          </table:table-cell>
          <table:table-cell table:formula="of:=CEILING(LOG([.C8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formula="of:=ROUND([.$H$18]/[.B82])-1">
            <text:p/>
          </table:table-cell>
          <table:table-cell table:formula="of:=ABS([.$H$18]/([.C82]+1)-[.B82])">
            <text:p/>
          </table:table-cell>
          <table:table-cell table:formula="of:=CEILING(LOG([.C8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$H$18]/[.B83])-1">
            <text:p/>
          </table:table-cell>
          <table:table-cell table:formula="of:=ABS([.$H$18]/([.C83]+1)-[.B83])">
            <text:p/>
          </table:table-cell>
          <table:table-cell table:formula="of:=CEILING(LOG([.C8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formula="of:=ROUND([.$H$18]/[.B84])-1">
            <text:p/>
          </table:table-cell>
          <table:table-cell table:formula="of:=ABS([.$H$18]/([.C84]+1)-[.B84])">
            <text:p/>
          </table:table-cell>
          <table:table-cell table:formula="of:=CEILING(LOG([.C8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ROUND([.$H$18]/[.B85])-1">
            <text:p/>
          </table:table-cell>
          <table:table-cell table:formula="of:=ABS([.$H$18]/([.C85]+1)-[.B85])">
            <text:p/>
          </table:table-cell>
          <table:table-cell table:formula="of:=CEILING(LOG([.C8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$H$18]/[.B86])-1">
            <text:p/>
          </table:table-cell>
          <table:table-cell table:formula="of:=ABS([.$H$18]/([.C86]+1)-[.B86])">
            <text:p/>
          </table:table-cell>
          <table:table-cell table:formula="of:=CEILING(LOG([.C8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formula="of:=ROUND([.$H$18]/[.B87])-1">
            <text:p/>
          </table:table-cell>
          <table:table-cell table:formula="of:=ABS([.$H$18]/([.C87]+1)-[.B87])">
            <text:p/>
          </table:table-cell>
          <table:table-cell table:formula="of:=CEILING(LOG([.C8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ROUND([.$H$18]/[.B88])-1">
            <text:p/>
          </table:table-cell>
          <table:table-cell table:formula="of:=ABS([.$H$18]/([.C88]+1)-[.B88])">
            <text:p/>
          </table:table-cell>
          <table:table-cell table:formula="of:=CEILING(LOG([.C8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formula="of:=ROUND([.$H$18]/[.B89])-1">
            <text:p/>
          </table:table-cell>
          <table:table-cell table:formula="of:=ABS([.$H$18]/([.C89]+1)-[.B89])">
            <text:p/>
          </table:table-cell>
          <table:table-cell table:formula="of:=CEILING(LOG([.C8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ROUND([.$H$18]/[.B90])-1">
            <text:p/>
          </table:table-cell>
          <table:table-cell table:formula="of:=ABS([.$H$18]/([.C90]+1)-[.B90])">
            <text:p/>
          </table:table-cell>
          <table:table-cell table:formula="of:=CEILING(LOG([.C9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ROUND([.$H$18]/[.B91])-1">
            <text:p/>
          </table:table-cell>
          <table:table-cell table:formula="of:=ABS([.$H$18]/([.C91]+1)-[.B91])">
            <text:p/>
          </table:table-cell>
          <table:table-cell table:formula="of:=CEILING(LOG([.C9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formula="of:=ROUND([.$H$18]/[.B92])-1">
            <text:p/>
          </table:table-cell>
          <table:table-cell table:formula="of:=ABS([.$H$18]/([.C92]+1)-[.B92])">
            <text:p/>
          </table:table-cell>
          <table:table-cell table:formula="of:=CEILING(LOG([.C9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ROUND([.$H$18]/[.B93])-1">
            <text:p/>
          </table:table-cell>
          <table:table-cell table:formula="of:=ABS([.$H$18]/([.C93]+1)-[.B93])">
            <text:p/>
          </table:table-cell>
          <table:table-cell table:formula="of:=CEILING(LOG([.C9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formula="of:=ROUND([.$H$18]/[.B94])-1">
            <text:p/>
          </table:table-cell>
          <table:table-cell table:formula="of:=ABS([.$H$18]/([.C94]+1)-[.B94])">
            <text:p/>
          </table:table-cell>
          <table:table-cell table:formula="of:=CEILING(LOG([.C9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$H$18]/[.B95])-1">
            <text:p/>
          </table:table-cell>
          <table:table-cell table:formula="of:=ABS([.$H$18]/([.C95]+1)-[.B95])">
            <text:p/>
          </table:table-cell>
          <table:table-cell table:formula="of:=CEILING(LOG([.C9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formula="of:=ROUND([.$H$18]/[.B96])-1">
            <text:p/>
          </table:table-cell>
          <table:table-cell table:formula="of:=ABS([.$H$18]/([.C96]+1)-[.B96])">
            <text:p/>
          </table:table-cell>
          <table:table-cell table:formula="of:=CEILING(LOG([.C9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ROUND([.$H$18]/[.B97])-1">
            <text:p/>
          </table:table-cell>
          <table:table-cell table:formula="of:=ABS([.$H$18]/([.C97]+1)-[.B97])">
            <text:p/>
          </table:table-cell>
          <table:table-cell table:formula="of:=CEILING(LOG([.C9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ROUND([.$H$18]/[.B98])-1">
            <text:p/>
          </table:table-cell>
          <table:table-cell table:formula="of:=ABS([.$H$18]/([.C98]+1)-[.B98])">
            <text:p/>
          </table:table-cell>
          <table:table-cell table:formula="of:=CEILING(LOG([.C9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formula="of:=ROUND([.$H$18]/[.B99])-1">
            <text:p/>
          </table:table-cell>
          <table:table-cell table:formula="of:=ABS([.$H$18]/([.C99]+1)-[.B99])">
            <text:p/>
          </table:table-cell>
          <table:table-cell table:formula="of:=CEILING(LOG([.C9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formula="of:=ROUND([.$H$18]/[.B100])-1">
            <text:p/>
          </table:table-cell>
          <table:table-cell table:formula="of:=ABS([.$H$18]/([.C100]+1)-[.B100])">
            <text:p/>
          </table:table-cell>
          <table:table-cell table:formula="of:=CEILING(LOG([.C10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formula="of:=ROUND([.$H$18]/[.B101])-1">
            <text:p/>
          </table:table-cell>
          <table:table-cell table:formula="of:=ABS([.$H$18]/([.C101]+1)-[.B101])">
            <text:p/>
          </table:table-cell>
          <table:table-cell table:formula="of:=CEILING(LOG([.C10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ROUND([.$H$18]/[.B102])-1">
            <text:p/>
          </table:table-cell>
          <table:table-cell table:formula="of:=ABS([.$H$18]/([.C102]+1)-[.B102])">
            <text:p/>
          </table:table-cell>
          <table:table-cell table:formula="of:=CEILING(LOG([.C10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ROUND([.$H$18]/[.B103])-1">
            <text:p/>
          </table:table-cell>
          <table:table-cell table:formula="of:=ABS([.$H$18]/([.C103]+1)-[.B103])">
            <text:p/>
          </table:table-cell>
          <table:table-cell table:formula="of:=CEILING(LOG([.C10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formula="of:=ROUND([.$H$18]/[.B104])-1">
            <text:p/>
          </table:table-cell>
          <table:table-cell table:formula="of:=ABS([.$H$18]/([.C104]+1)-[.B104])">
            <text:p/>
          </table:table-cell>
          <table:table-cell table:formula="of:=CEILING(LOG([.C10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ROUND([.$H$18]/[.B105])-1">
            <text:p/>
          </table:table-cell>
          <table:table-cell table:formula="of:=ABS([.$H$18]/([.C105]+1)-[.B105])">
            <text:p/>
          </table:table-cell>
          <table:table-cell table:formula="of:=CEILING(LOG([.C10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formula="of:=ROUND([.$H$18]/[.B106])-1">
            <text:p/>
          </table:table-cell>
          <table:table-cell table:formula="of:=ABS([.$H$18]/([.C106]+1)-[.B106])">
            <text:p/>
          </table:table-cell>
          <table:table-cell table:formula="of:=CEILING(LOG([.C10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$H$18]/[.B107])-1">
            <text:p/>
          </table:table-cell>
          <table:table-cell table:formula="of:=ABS([.$H$18]/([.C107]+1)-[.B107])">
            <text:p/>
          </table:table-cell>
          <table:table-cell table:formula="of:=CEILING(LOG([.C10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formula="of:=ROUND([.$H$18]/[.B108])-1">
            <text:p/>
          </table:table-cell>
          <table:table-cell table:formula="of:=ABS([.$H$18]/([.C108]+1)-[.B108])">
            <text:p/>
          </table:table-cell>
          <table:table-cell table:formula="of:=CEILING(LOG([.C10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ROUND([.$H$18]/[.B109])-1">
            <text:p/>
          </table:table-cell>
          <table:table-cell table:formula="of:=ABS([.$H$18]/([.C109]+1)-[.B109])">
            <text:p/>
          </table:table-cell>
          <table:table-cell table:formula="of:=CEILING(LOG([.C109]+1;2))">
            <text:p/>
          </table:table-cell>
          <table:table-cell table:number-columns-repeated="14"/>
        </table:table-row>
        <table:table-row table:style-name="ro3" table:number-rows-repeated="104846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5:40:23.549331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9T22:52:32.714313972</dc:date>
    <meta:generator>LibreOffice/5.0.5.2$Linux_X86_64 LibreOffice_project/00m0$Build-2</meta:generator>
    <meta:editing-duration>P9DT14H43M1S</meta:editing-duration>
    <meta:editing-cycles>261</meta:editing-cycles>
    <meta:document-statistic meta:table-count="6" meta:cell-count="1438" meta:object-count="0"/>
  </office:meta>
</office:document-meta>
</file>